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T2" style:parent-style-name="Absatz-Standardschriftart" style:family="text">
      <style:text-properties style:font-name-complex="Calibri"/>
    </style:style>
    <style:style style:name="T3" style:parent-style-name="Absatz-Standardschriftart" style:family="text">
      <style:text-properties style:font-name-complex="Calibri"/>
    </style:style>
    <style:style style:name="T4" style:parent-style-name="Absatz-Standardschriftart" style:family="text">
      <style:text-properties style:font-name-complex="Calibri" fo:color="#4472C4"/>
    </style:style>
    <style:style style:name="T5" style:parent-style-name="Absatz-Standardschriftart" style:family="text">
      <style:text-properties style:font-name-complex="Calibri" fo:color="#4472C4" fo:font-size="14pt" style:font-size-asian="14pt" style:font-size-complex="14pt" fo:language="en" fo:country="GB"/>
    </style:style>
    <style:style style:name="T6" style:parent-style-name="Absatz-Standardschriftart" style:family="text">
      <style:text-properties style:font-name-complex="Calibri" fo:color="#4472C4" fo:font-size="14pt" style:font-size-asian="14pt" style:font-size-complex="14pt" fo:background-color="#FFFFFF" fo:language="en" fo:country="GB"/>
    </style:style>
    <style:style style:name="P7" style:parent-style-name="Standard" style:family="paragraph">
      <style:text-properties style:font-name-complex="Calibri" fo:color="#4472C4" fo:background-color="#FFFFFF"/>
    </style:style>
    <style:style style:name="P8" style:parent-style-name="Standard" style:family="paragraph">
      <style:text-properties style:font-name-complex="Calibri" fo:color="#4472C4"/>
    </style:style>
    <style:style style:name="P9" style:parent-style-name="Standard" style:family="paragraph">
      <style:text-properties style:font-name-complex="Calibri"/>
    </style:style>
    <style:style style:name="P10" style:parent-style-name="Standard" style:family="paragraph">
      <style:text-properties style:font-name-complex="Calibri"/>
    </style:style>
    <style:style style:name="P11" style:parent-style-name="Standard" style:family="paragraph">
      <style:text-properties style:font-name-complex="Calibri"/>
    </style:style>
    <style:style style:name="P12" style:parent-style-name="Standard" style:family="paragraph">
      <style:text-properties style:font-name-complex="Calibri"/>
    </style:style>
    <style:style style:name="P13" style:parent-style-name="Standard" style:family="paragraph">
      <style:text-properties style:font-name-complex="Calibri"/>
    </style:style>
    <style:style style:name="P14" style:parent-style-name="Standard" style:family="paragraph">
      <style:text-properties style:font-name-complex="Calibri"/>
    </style:style>
    <style:style style:name="P15" style:parent-style-name="Standard" style:family="paragraph">
      <style:text-properties style:font-name-complex="Calibri"/>
    </style:style>
    <style:style style:name="P16" style:parent-style-name="Standard" style:family="paragraph">
      <style:text-properties style:font-name-complex="Calibri"/>
    </style:style>
    <style:style style:name="P17" style:parent-style-name="Standard" style:family="paragraph">
      <style:text-properties style:font-name-complex="Calibri"/>
    </style:style>
    <style:style style:name="P18" style:parent-style-name="Standard" style:family="paragraph">
      <style:text-properties style:font-name-complex="Calibri"/>
    </style:style>
    <style:style style:name="P19" style:parent-style-name="Standard" style:family="paragraph">
      <style:text-properties style:font-name-complex="Calibri"/>
    </style:style>
    <style:style style:name="P20" style:parent-style-name="Standard" style:family="paragraph">
      <style:text-properties style:font-name-complex="Calibri"/>
    </style:style>
    <style:style style:name="P21" style:parent-style-name="Standard" style:family="paragraph">
      <style:text-properties style:font-name-complex="Calibri"/>
    </style:style>
    <style:style style:name="P22" style:parent-style-name="Standard" style:family="paragraph">
      <style:text-properties style:font-name-complex="Calibri"/>
    </style:style>
    <style:style style:name="P23" style:parent-style-name="Standard" style:family="paragraph">
      <style:text-properties style:font-name-complex="Calibri"/>
    </style:style>
    <style:style style:name="P24" style:parent-style-name="Standard" style:family="paragraph">
      <style:text-properties style:font-name-complex="Calibri"/>
    </style:style>
    <style:style style:name="P25" style:parent-style-name="Standard" style:family="paragraph">
      <style:text-properties style:font-name-complex="Calibri"/>
    </style:style>
    <style:style style:name="P26" style:parent-style-name="Listenabsatz" style:list-style-name="LFO1" style:family="paragraph">
      <style:text-properties style:font-name-complex="Calibri"/>
    </style:style>
    <style:style style:name="P27" style:parent-style-name="Listenabsatz" style:list-style-name="LFO1" style:family="paragraph">
      <style:text-properties style:font-name-complex="Calibri"/>
    </style:style>
    <style:style style:name="P28" style:parent-style-name="Listenabsatz" style:list-style-name="LFO1" style:family="paragraph">
      <style:text-properties style:font-name-complex="Calibri"/>
    </style:style>
    <style:style style:name="P29" style:parent-style-name="Standard" style:family="paragraph">
      <style:text-properties style:font-name-complex="Calibri"/>
    </style:style>
    <style:style style:name="P30" style:parent-style-name="Listenabsatz" style:list-style-name="LFO1" style:family="paragraph">
      <style:text-properties style:font-name-complex="Calibri"/>
    </style:style>
    <style:style style:name="P31" style:parent-style-name="Listenabsatz" style:list-style-name="LFO1" style:family="paragraph">
      <style:text-properties style:font-name-complex="Calibri"/>
    </style:style>
    <style:style style:name="P32" style:parent-style-name="Listenabsatz" style:list-style-name="LFO1" style:family="paragraph">
      <style:text-properties style:font-name-complex="Calibri"/>
    </style:style>
    <style:style style:name="P33" style:parent-style-name="Listenabsatz" style:list-style-name="LFO1" style:family="paragraph">
      <style:text-properties style:font-name-complex="Calibri"/>
    </style:style>
    <style:style style:name="P34" style:parent-style-name="Listenabsatz" style:list-style-name="LFO1" style:family="paragraph">
      <style:text-properties style:font-name-complex="Calibri"/>
    </style:style>
    <style:style style:name="P35" style:parent-style-name="Listenabsatz" style:list-style-name="LFO1" style:family="paragraph">
      <style:text-properties style:font-name-complex="Calibri"/>
    </style:style>
    <style:style style:name="P36" style:parent-style-name="Standard" style:family="paragraph">
      <style:text-properties style:font-name-complex="Calibri"/>
    </style:style>
    <style:style style:name="P37" style:parent-style-name="Standard" style:family="paragraph">
      <style:text-properties style:font-name-complex="Calibri"/>
    </style:style>
    <style:style style:name="P38" style:parent-style-name="Standard" style:family="paragraph">
      <style:text-properties style:font-name-complex="Calibri"/>
    </style:style>
    <style:style style:name="P39" style:parent-style-name="Listenabsatz" style:list-style-name="LFO1" style:family="paragraph">
      <style:text-properties style:font-name-complex="Calibri"/>
    </style:style>
    <style:style style:name="P40" style:parent-style-name="Listenabsatz" style:list-style-name="LFO1" style:family="paragraph">
      <style:text-properties style:font-name-complex="Calibri"/>
    </style:style>
    <style:style style:name="P41" style:parent-style-name="Standard" style:family="paragraph">
      <style:text-properties style:font-name-complex="Calibri"/>
    </style:style>
    <style:style style:name="P42" style:parent-style-name="Standard" style:family="paragraph">
      <style:text-properties style:font-name-complex="Calibri"/>
    </style:style>
    <style:style style:name="P43" style:parent-style-name="Standard" style:family="paragraph">
      <style:text-properties style:font-name-complex="Calibri"/>
    </style:style>
  </office:automatic-styles>
  <office:body>
    <office:text text:use-soft-page-breaks="true">
      <text:p text:style-name="P1"><text:span text:style-name="T2"><text:tab/></text:span><text:span text:style-name="T3"><text:tab/></text:span><text:span text:style-name="T4"><text:tab/></text:span><text:span text:style-name="T5">Bericht<text:s/></text:span><text:span text:style-name="T6">SARS-CoV-2-Pandemie</text:span></text:p>
      <text:p text:style-name="P7">Simone Krügel<text:tab/><text:tab/>Irina Tutaeva</text:p>
      <text:p text:style-name="P8"/>
      <text:p text:style-name="P9">In der App kann mit der<text:s/>Auswahl der Typen<text:s/>der<text:s/>Grunddatensatz festgelegt werden.</text:p>
      <text:p text:style-name="P10">Diese Auswahl stellt die Spalten des Datenmodells dar. Zum Beispiel<text:s/>wird<text:s/>der Typ „Geschlechter“<text:s/><text:s/>ausgewählt,<text:s/>sind die Spalten in diesem Fall „M“, „W“ und „Unbekannt“.<text:s/></text:p>
      <text:p text:style-name="P11">Das Feld „Falltypen“ stellt die Zeilen des Datenmodells dar.<text:s/>Dies ermöglicht die Auswahl von Daten die miteinander verglichen werden sollen.<text:s/>Für jeden Falltypen wird dann eine Zeile zum Datenmodell hinzugefügt.</text:p>
      <text:p text:style-name="P12">Beispielsweise werden die Falltypen „Todesfälle“ und „Genesen“ ausgewählt und als Typ „Geschlechter“, erhält man eine Tabelle mit drei Spalten, „M“, „W“ und „unbekannt“ und zwei Zeilen, wobei eine Zeile die „Todesfälle“ für jeweils „M“, „W“, und „unbekannt“ enthält und die andere Zeile enthält „genesen“<text:s/>für „M“, „W“, und „unbekannt“.</text:p>
      <text:p text:style-name="P13">Die Spalten und Zeilen des Modells, werden entsprechend der Auswahl in Typen und Falltypen benannt.</text:p>
      <text:p text:style-name="P14">Bei Auswahl der Checkbox „Balkendiagramm“, werden die x- und y-Achsen vertauscht.<text:s/></text:p>
      <text:p text:style-name="P15">Das Balkendiagramm ermöglicht bei großen Datenmengen eine bessere Ansicht.</text:p>
      <text:p text:style-name="P16">Je nachdem welcher Typ bei der Spaltenauswahl ausgewählt wurde, können die Spalten des entsprechenden Typen durch Checkboxen aus- und eingeblendet werden.</text:p>
      <text:p text:style-name="P17">Zum Beispiel wird der Typ „Geschlechter“ ausgewählt, lassen sich „M“, „W“, und „unbekannt“<text:s/>einzeln aktivieren und deaktivieren,<text:s/>um den Plot weiter zu filtern.</text:p>
      <text:p text:style-name="P18">Der Plot stellt Fälle, Todesfälle und Genesungen jeweils als einzelne Balken in entsprechenden Farben entweder horizontal oder vertikal dar.</text:p>
      <text:p text:style-name="P19">Betrachtet man das Merkmal Geschlecht, wird<text:s/>ersichtlich, dass mehr weibliche Merkmalsträger infiziert gewesen sind als männliche Merkmalsträger.</text:p>
      <text:p text:style-name="P20">Davon sind ca. 95% genesen, während es bei ca. 5% nur wenige Todesfälle gab.<text:s/></text:p>
      <text:p text:style-name="P21">Unter den Todesfällen, sind etwas mehr männliche Personen zu verzeichnen.</text:p>
      <text:p text:style-name="P22">Bei den Altersgruppen, liegt die höchste Infektionsrate bei den 35-59 Jährigen, gefolgt von den 15-34 Jährigen. Die geringste Infektionsrate, ausgenommen die Altersgruppe „unbekannt“, welche in diesem Fall nicht interpretiert werden kann, ist bei den 0-4 Jährigen, dicht gefolgt von den Personen über 80, zu finden. Dies legt den Schluss nahe, dass diese Altersgruppen meist ein eher isoliertes Alltagsleben führen. Viele Kinder von 0-4 besuchen noch keine Kindertagesstätte und sind viel zuhause im engsten Personenkreis der Familie, während viele Personen über 80 ebenfalls alleine oder mit nur wenigen Kontakten ein eher isoliertes Leben führen und sich hauptsächlich in den eigenen vier Wänden aufhalten.</text:p>
      <text:p text:style-name="P23">Die Altersgruppen mit den für gewöhnlich aktivsten Lebensstilen, beeinflusst durch Beruf und Schule, also die 15-59-Jährigen, weisen auch die häufigsten Infektionen auf.<text:s/></text:p>
      <text:soft-page-break/>
      <text:p text:style-name="P24">Die Todesfälle sind bei den Personen über 80 am höchsten, obwohl diese die zweit geringsten Infektionsfälle aufweisen. Daraus lässt sich schließen, das Covid-19 für diese Altersgruppe besonders gefährlich ist, während alle Altersgruppen unter 60 kaum Todesfälle verzeichnen.</text:p>
      <text:p text:style-name="P25">Typen:</text:p>
      <text:list text:style-name="LFO1" text:continue-numbering="true">
        <text:list-item>
          <text:p text:style-name="P26">Auswahl legt Grunddatensatz fest</text:p>
        </text:list-item>
        <text:list-item>
          <text:p text:style-name="P27">Auswahl stellt Spalten unseres Datenmodells dar</text:p>
        </text:list-item>
        <text:list-item>
          <text:p text:style-name="P28">Beispiel: Geschlechter wurde ausgewählt, sind die Spalten m, w und unbekannt</text:p>
        </text:list-item>
      </text:list>
      <text:p text:style-name="P29">Falltypen:</text:p>
      <text:list text:style-name="LFO1" text:continue-numbering="true">
        <text:list-item>
          <text:p text:style-name="P30">Falltypen stellt die Zeilen unseres Datenmodells dar</text:p>
        </text:list-item>
        <text:list-item>
          <text:p text:style-name="P31">Ermöglicht Auswahl, welche Daten miteinander verglichen werden</text:p>
        </text:list-item>
        <text:list-item>
          <text:p text:style-name="P32">Für jeden Falltypen wird eine Zeile hinzugefügt ins Datenmodell</text:p>
        </text:list-item>
        <text:list-item>
          <text:p text:style-name="P33">Beispiel: Todesfälle und genesen ausgewählt, der Typ ist Geschlechter.<text:s/><text:tab/></text:p>
          <text:list text:continue-numbering="true">
            <text:list-item>
              <text:p text:style-name="P34">Man erhält eine Tabelle die hat drei Spalten (m, w, unbekannt) und zwei Zeilen, eine Zeile enthält Todesfälle, jeweils für m, w und unbekannt und die andere Zeile enthält genesen für m,w und unbekannt.</text:p>
            </text:list-item>
          </text:list>
        </text:list-item>
        <text:list-item>
          <text:p text:style-name="P35">Die Spalten und Zeilen des Modells, werden entsprechend der Auswahl in Typen und Falltypen benannt</text:p>
        </text:list-item>
      </text:list>
      <text:p text:style-name="P36">Balkendiagramm:<text:s/></text:p>
      <text:p text:style-name="P37"><text:tab/>-wird Checkbox ausgewählt werden die x und y-Achsen vertauscht. Ermöglicht bei hohen Datenmengen eine bessere Ansicht</text:p>
      <text:p text:style-name="P38">Spaltenauswahl:</text:p>
      <text:list text:style-name="LFO1" text:continue-numbering="true">
        <text:list-item>
          <text:p text:style-name="P39">Je nach dem welcher Typ ausgewählt wurde, können die Spalten des entsprechenden Typen durch Checkboxen ein- und ausgeblendet werden.</text:p>
        </text:list-item>
        <text:list-item>
          <text:p text:style-name="P40">Als Beispiel Typ ist Geschlechter, lassen sich M, W und unbekannt einzeln aktivieren und deaktivieren, um den Plot weiter zu filtern.</text:p>
        </text:list-item>
      </text:list>
      <text:p text:style-name="P41">Plot:</text:p>
      <text:p text:style-name="P42">Der Plot stellt Fälle, Todesfälle und Genesungen jeweils als einzelne Balken in entsprechenden Farben entweder horizontal oder vertikal dar.</text:p>
      <text:p text:style-name="P4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Listenabsatz" style:display-name="Listenabsatz" style:family="paragraph" style:parent-style-name="Standard">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wanpride</meta:initial-creator>
    <dc:creator>Swanpride</dc:creator>
    <meta:creation-date>2022-12-31T00:54:00Z</meta:creation-date>
    <dc:date>2022-12-31T03:06:00Z</dc:date>
    <meta:template xlink:href="Normal.dotm" xlink:type="simple"/>
    <meta:editing-cycles>11</meta:editing-cycles>
    <meta:editing-duration>PT0S</meta:editing-duration>
    <meta:document-statistic meta:page-count="2" meta:paragraph-count="8" meta:word-count="591" meta:character-count="4310" meta:row-count="31" meta:non-whitespace-character-count="3727"/>
  </office:meta>
</office:document-meta>
</file>